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Tahoma, Helvetica, FreeSans, sans-serif"/>
    <style:font-face style:name="Arial" svg:font-family="Arial, sans-serif"/>
    <style:font-face style:name="Montserrat" svg:font-family="Montserrat, sans-serif"/>
    <style:font-face style:name="Nunito" svg:font-family="Nunito, sans-serif"/>
    <style:font-face style:name="Open Sans" svg:font-family="'Open Sans', sans-serif"/>
    <style:font-face style:name="Open Sans1" svg:font-family="'Open Sans', serif"/>
    <style:font-face style:name="arial" svg:font-family="arial, verdana, helvetica,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2" svg:font-family="Arial" style:font-adornments="Norm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50%" fo:text-align="justify" style:justify-single-word="false"/>
      <style:text-properties officeooo:rsid="000cff90" officeooo:paragraph-rsid="000cff90"/>
    </style:style>
    <style:style style:name="P2" style:family="paragraph" style:parent-style-name="Heading_20_2">
      <style:paragraph-properties fo:line-height="150%" fo:text-align="justify" style:justify-single-word="false"/>
      <style:text-properties officeooo:rsid="000cff90" officeooo:paragraph-rsid="000e3a01"/>
    </style:style>
    <style:style style:name="P3" style:family="paragraph" style:parent-style-name="Heading_20_2">
      <style:paragraph-properties fo:line-height="150%" fo:text-align="justify" style:justify-single-word="false"/>
      <style:text-properties officeooo:rsid="000cff90" officeooo:paragraph-rsid="000f08bf"/>
    </style:style>
    <style:style style:name="P4" style:family="paragraph" style:parent-style-name="Heading_20_2">
      <style:paragraph-properties fo:line-height="150%" fo:text-align="justify" style:justify-single-word="false"/>
      <style:text-properties officeooo:paragraph-rsid="000e3a01"/>
    </style:style>
    <style:style style:name="P5" style:family="paragraph" style:parent-style-name="Text_20_body">
      <style:paragraph-properties fo:line-height="150%" fo:text-align="justify" style:justify-single-word="false"/>
    </style:style>
    <style:style style:name="P6" style:family="paragraph" style:parent-style-name="Text_20_body" style:list-style-name="L2">
      <style:paragraph-properties fo:line-height="150%" fo:text-align="justify" style:justify-single-word="false"/>
    </style:style>
    <style:style style:name="P7" style:family="paragraph" style:parent-style-name="Text_20_body">
      <style:paragraph-properties fo:line-height="150%" fo:text-align="justify" style:justify-single-word="false"/>
      <style:text-properties officeooo:paragraph-rsid="000cff90"/>
    </style:style>
    <style:style style:name="P8" style:family="paragraph" style:parent-style-name="Text_20_body" style:list-style-name="L6">
      <style:paragraph-properties fo:line-height="150%" fo:text-align="justify" style:justify-single-word="false"/>
      <style:text-properties officeooo:paragraph-rsid="000e3a01"/>
    </style:style>
    <style:style style:name="P9" style:family="paragraph" style:parent-style-name="Text_20_body" style:list-style-name="L8">
      <style:paragraph-properties fo:line-height="150%" fo:text-align="justify" style:justify-single-word="false"/>
      <style:text-properties officeooo:paragraph-rsid="000f08bf"/>
    </style:style>
    <style:style style:name="P10" style:family="paragraph" style:parent-style-name="Text_20_body">
      <style:paragraph-properties fo:line-height="150%" fo:text-align="justify" style:justify-single-word="false"/>
      <style:text-properties officeooo:paragraph-rsid="000e3a01"/>
    </style:style>
    <style:style style:name="P11" style:family="paragraph" style:parent-style-name="Text_20_body" style:list-style-name="L10">
      <style:paragraph-properties fo:line-height="150%" fo:text-align="justify" style:justify-single-word="false"/>
      <style:text-properties officeooo:paragraph-rsid="000f08bf"/>
    </style:style>
    <style:style style:name="P12" style:family="paragraph" style:parent-style-name="Text_20_body" style:list-style-name="L4">
      <style:paragraph-properties fo:line-height="150%" fo:text-align="justify" style:justify-single-word="false"/>
    </style:style>
    <style:style style:name="P13" style:family="paragraph" style:parent-style-name="Text_20_body">
      <style:paragraph-properties fo:line-height="150%" fo:text-align="justify" style:justify-single-word="false"/>
      <style:text-properties officeooo:rsid="000cff90" officeooo:paragraph-rsid="000cff90"/>
    </style:style>
    <style:style style:name="P14" style:family="paragraph" style:parent-style-name="Text_20_body">
      <style:paragraph-properties fo:line-height="150%" fo:text-align="justify" style:justify-single-word="false"/>
      <style:text-properties officeooo:rsid="000cff90" officeooo:paragraph-rsid="000e3a01"/>
    </style:style>
    <style:style style:name="P15" style:family="paragraph" style:parent-style-name="Text_20_body">
      <style:paragraph-properties fo:margin-top="0cm" fo:margin-bottom="0cm" loext:contextual-spacing="false" fo:line-height="150%" fo:text-align="justify" style:justify-single-word="false"/>
    </style:style>
    <style:style style:name="P16" style:family="paragraph" style:list-style-name="L2">
      <style:paragraph-properties fo:line-height="150%" fo:text-align="justify" style:justify-single-word="false"/>
    </style:style>
    <style:style style:name="P17" style:family="paragraph" style:list-style-name="L4">
      <style:paragraph-properties fo:line-height="150%" fo:text-align="justify" style:justify-single-word="false"/>
    </style:style>
    <style:style style:name="P18" style:family="paragraph" style:parent-style-name="Title">
      <style:text-properties officeooo:paragraph-rsid="000cff90"/>
    </style:style>
    <style:style style:name="T1" style:family="text">
      <style:text-properties fo:font-variant="normal" fo:text-transform="none" fo:color="#444444" style:font-name="Open Sans1" fo:font-size="12pt" fo:letter-spacing="normal" fo:font-style="normal"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0cff90"/>
    </style:style>
    <style:style style:name="T6" style:family="text">
      <style:text-properties officeooo:rsid="000f08b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tapa de documentación</text:p>
      <text:p text:style-name="Text_20_body"><text:span text:style-name="T1"/></text:p>
      <text:p text:style-name="P15">La documentación es la guía o comunicación escrita en sus variadas formas, ya sea en enunciados, procedimientos, dibujos o diagramas y sirve para ayudar a comprender o usar un programa o para facilitar futuras modificaciones (mantenimiento). Recoge todos los elementos encontrados y material creado en las diferentes fases del desarrollo, además de las normas de instalación o las recomendaciones para la ejecución del programa.</text:p>
      <text:p text:style-name="P15"/>
      <text:p text:style-name="P5">La documentación se divide en tres partes:</text:p>
      <text:p text:style-name="P5"><text:span text:style-name="T4">Documentación Interna: </text:span>Son los comentarios que se añaden al código fuente para clarificarlo.</text:p>
      <text:p text:style-name="P5"><text:span text:style-name="T4">Documentación Externa:</text:span> Es todo el material creado y empleado en las diferentes fases del desarrollo del programa. Incluye:</text:p>
      <text:list xml:id="list686664482" text:style-name="L2">
        <text:list-item>
          <text:p text:style-name="P6">Descripción del Problema.</text:p>
        </text:list-item>
        <text:list-item>
          <text:p text:style-name="P6">Narrativo con la descripción de la solución.</text:p>
        </text:list-item>
        <text:list-item>
          <text:p text:style-name="P6">Autor(s).</text:p>
        </text:list-item>
        <text:list-item>
          <text:p text:style-name="P6">Algoritmo (diagrama de flujo y/o pseudocódigo).</text:p>
        </text:list-item>
        <text:list-item>
          <text:p text:style-name="P6">Código Fuente (programa).</text:p>
        </text:list-item>
        <text:list-item>
          <text:p text:style-name="P6">Relación de los elementos utilizados en el programa, cada uno con su respectiva función.</text:p>
        </text:list-item>
        <text:list-item>
          <text:p text:style-name="P6">Limitaciones del programa.</text:p>
        </text:list-item>
      </text:list>
      <text:p text:style-name="P5"><text:span text:style-name="T4">Manual del Usuario: </text:span>Describe paso a paso la manera cómo funciona el programa, con el fin de que los usuarios pueda operarlo correctamente y obtenerlos resultados deseados.</text:p>
      <text:p text:style-name="P5"/>
      <text:p text:style-name="P18"><text:soft-page-break/><text:span text:style-name="T5">Notación </text:span></text:p>
      <text:h text:style-name="P1" text:outline-level="2"><text:bookmark text:name="Camel_Case_contarElementos"/>Camel Case (contarElementos)</text:h>
      <text:p text:style-name="P5">La notación<text:span text:style-name="T2"> </text:span><text:span text:style-name="Strong_20_Emphasis"><text:span text:style-name="T2">Camel Case</text:span></text:span> combina las palabras directamente, sin usar ningún símbolo, estableciendo que la primera letra de cada palabra esté en mayúscula a excepción de la primera palabra, estando el resto de letras en minúsculas. Este tipo de notación está muy extendida, siendo su uso muy común tanto en la declaración de variables como en el nombre de funciones y métodos.</text:p>
      <text:p text:style-name="P13">Ejemplos:</text:p>
      <text:list xml:id="list1623836844" text:style-name="L4">
        <text:list-item>
          <text:p text:style-name="P12">La sintaxis de <text:span text:style-name="Source_20_Text">contar palabras</text:span> en notación Camel Case sería <text:span text:style-name="Source_20_Text">contarPalabras</text:span>. </text:p>
        </text:list-item>
        <text:list-item>
          <text:p text:style-name="P12">La sintaxis de <text:span text:style-name="Source_20_Text">aumentar nivel dificultad</text:span> en notación Camel Case sería <text:span text:style-name="Source_20_Text">aumentarNivelDificultad</text:span>. </text:p>
        </text:list-item>
      </text:list>
      <text:h text:style-name="P1" text:outline-level="2"><text:bookmark text:name="Pascal_Case_ContarElementos"/>Pascal Case (ContarElementos)</text:h>
      <text:p text:style-name="P7"><text:span text:style-name="T5">La notación </text:span><text:span text:style-name="Strong_20_Emphasis"><text:span text:style-name="T2">Pascal Case</text:span></text:span><text:span text:style-name="T2"> </text:span><text:span text:style-name="T5">combina las palabras directamente, sin usar ningún símbolo, estableciendo que la primera letra de cada palabra esté en mayúscula sin excepciones, estando el resto de letras en minúsculas.</text:span></text:p>
      <text:p text:style-name="P14">Ejemplos:</text:p>
      <text:list xml:id="list2832125967" text:style-name="L6">
        <text:list-item>
          <text:p text:style-name="P8"><text:span text:style-name="T5">La sintaxis de </text:span><text:span text:style-name="Source_20_Text"><text:span text:style-name="T5">contar palabras</text:span></text:span><text:span text:style-name="T5"> en notación Pascal Case sería </text:span><text:span text:style-name="Source_20_Text"><text:span text:style-name="T5">ContarPalabras</text:span></text:span><text:span text:style-name="T5">. </text:span></text:p>
        </text:list-item>
        <text:list-item>
          <text:p text:style-name="P8">La sintaxis de <text:span text:style-name="Source_20_Text">aumentar nivel dificultad</text:span> en notación Pascal Case sería <text:span text:style-name="Source_20_Text">AumentarNivelDificultad</text:span>. </text:p>
        </text:list-item>
      </text:list>
      <text:p text:style-name="P10"/>
      <text:p text:style-name="P10"/>
      <text:h text:style-name="P2" text:outline-level="2"><text:bookmark text:name="Snake_Case_contar_elementos"/><text:soft-page-break/>Snake Case (contar_elementos)</text:h>
      <text:p text:style-name="P14">La notación <text:span text:style-name="Strong_20_Emphasis"><text:span text:style-name="T2">Snake Case</text:span></text:span> combina las palabras usando un guión bajo <text:span text:style-name="Source_20_Text">_</text:span> como nexo.</text:p>
      <text:p text:style-name="P14">Ejemplos:</text:p>
      <text:list xml:id="list2341382136" text:style-name="L8">
        <text:list-item>
          <text:p text:style-name="P9"><text:span text:style-name="T5">La sintaxis de </text:span><text:span text:style-name="Source_20_Text"><text:span text:style-name="T5">contar palabras</text:span></text:span><text:span text:style-name="T5"> en notación Snake Case sería </text:span><text:span text:style-name="Source_20_Text"><text:span text:style-name="T5">contar_palabras</text:span></text:span><text:span text:style-name="T5">. </text:span></text:p>
        </text:list-item>
        <text:list-item>
          <text:p text:style-name="P9">La sintaxis de <text:span text:style-name="Source_20_Text">aumentar nivel dificultad</text:span> en notación Snake Case sería <text:span text:style-name="Source_20_Text">aumentar_nivel_dificultad</text:span>. </text:p>
        </text:list-item>
      </text:list>
      <text:h text:style-name="P4" text:outline-level="2"><text:bookmark text:name="Kebab_Case_contar-elementos"/><text:span text:style-name="T5">Kebab Case (contar-elementos)</text:span></text:h>
      <text:p text:style-name="P10">La notación <text:span text:style-name="Strong_20_Emphasis"><text:span text:style-name="T2">Kebab Case</text:span></text:span><text:span text:style-name="T2"> </text:span>combina las palabras usando un guión <text:span text:style-name="Source_20_Text">-</text:span> como nexo. Las letras estarán todas en minúscula. </text:p>
      <text:p text:style-name="P14">Ejemplos:</text:p>
      <text:list xml:id="list1398648279" text:style-name="L10">
        <text:list-item>
          <text:p text:style-name="P11"><text:span text:style-name="T5">La sintaxis de </text:span><text:span text:style-name="Source_20_Text"><text:span text:style-name="T5">contar palabras</text:span></text:span><text:span text:style-name="T5"> en notación Kebab Case sería </text:span><text:span text:style-name="Source_20_Text"><text:span text:style-name="T5">contar-palabras</text:span></text:span><text:span text:style-name="T5">.</text:span></text:p>
        </text:list-item>
        <text:list-item>
          <text:p text:style-name="P11">La sintaxis de <text:span text:style-name="Source_20_Text">aumentar nivel dificultad</text:span> en notación Kebab Case sería <text:span text:style-name="Source_20_Text">aumentar-nivel-dificultad</text:span>. </text:p>
        </text:list-item>
      </text:list>
      <text:h text:style-name="P3" text:outline-level="2"><text:span text:style-name="T6">H</text:span>úngara (contar-elementos)</text:h>
      <text:p text:style-name="P14">La notación húngara es una convención sobre la denominación de identificadores. Se aplica principalmente a la denominación de variables, pero también puede cubrir la denominación de funciones. La notación es un intento de formalizar cómo un nombre de variable puede indicar su tipo o propósito.</text:p>
      <text:p text:style-name="P14"><text:span text:style-name="T6">E</text:span>jemplos de notación húngaro común:</text:p>
      <text:p text:style-name="P14"><text:span text:style-name="Strong_20_Emphasis">txt</text:span>Nombre,<text:span text:style-name="Strong_20_Emphasis"> btn</text:span>Aceptar, <text:span text:style-name="Strong_20_Emphasis">lbl</text:span>Descripcion, <text:span text:style-name="Strong_20_Emphasis">b</text:span>CiertoFalso, et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Tahoma, Helvetica, FreeSans, sans-serif"/>
    <style:font-face style:name="Arial" svg:font-family="Arial, sans-serif"/>
    <style:font-face style:name="Montserrat" svg:font-family="Montserrat, sans-serif"/>
    <style:font-face style:name="Nunito" svg:font-family="Nunito, sans-serif"/>
    <style:font-face style:name="Open Sans" svg:font-family="'Open Sans', sans-serif"/>
    <style:font-face style:name="Open Sans1" svg:font-family="'Open Sans', serif"/>
    <style:font-face style:name="arial" svg:font-family="arial, verdana, helvetica,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2" svg:font-family="Arial" style:font-adornments="Norm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color="#000000" style:font-name="Arial2" fo:font-family="Arial" style:font-style-name="Normal" style:font-family-generic="swiss" style:font-pitch="variable"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master-page-name="">
      <style:paragraph-properties fo:text-align="center" style:justify-single-word="false" style:page-number="auto"/>
      <style:text-properties fo:color="#2a08f4" style:font-name="Arial Black" fo:font-family="'Arial Black'" style:font-style-name="Normal" style:font-family-generic="swiss" style:font-pitch="variable" fo:font-size="28pt" fo:font-weight="900"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07:21:47.158000000</meta:creation-date>
    <dc:date>2021-10-28T11:41:17.995549675</dc:date>
    <meta:editing-duration>PT6M48S</meta:editing-duration>
    <meta:editing-cycles>2</meta:editing-cycles>
    <meta:generator>LibreOffice/6.4.7.2$Linux_X86_64 LibreOffice_project/40$Build-2</meta:generator>
    <meta:document-statistic meta:table-count="0" meta:image-count="0" meta:object-count="0" meta:page-count="3" meta:paragraph-count="38" meta:word-count="477" meta:character-count="3192" meta:non-whitespace-character-count="2759"/>
  </office:meta>
</office:document-meta>
</file>